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TransactionManager.JdbcTransactionManager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bcTransactionManager.getExceptionTransla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dbcTransactionManage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bcTransactionManager.Jdbc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Manager.setExceptionTranslator( SQLExceptionTranslator exceptionTrans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Manager.translateException( String task , SQL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bcTransactionManager.setDatabaseProductName( String db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TransactionManager.isLazy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ransactionManager.setLazyInit( boolean lazyI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